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ff9" officeooo:paragraph-rsid="000de735"/>
    </style:style>
    <style:style style:name="P2" style:family="paragraph" style:parent-style-name="Standard">
      <style:text-properties officeooo:rsid="000fbff9" officeooo:paragraph-rsid="001859b4"/>
    </style:style>
    <style:style style:name="P3" style:family="paragraph" style:parent-style-name="Standard">
      <style:text-properties officeooo:rsid="0004fbc4" officeooo:paragraph-rsid="000de735"/>
    </style:style>
    <style:style style:name="P4" style:family="paragraph" style:parent-style-name="Standard">
      <style:text-properties officeooo:rsid="0007c95d" officeooo:paragraph-rsid="000de735"/>
    </style:style>
    <style:style style:name="P5" style:family="paragraph" style:parent-style-name="Standard">
      <style:text-properties fo:font-weight="bold" officeooo:rsid="0012d009" officeooo:paragraph-rsid="000de735" style:font-weight-asian="bold" style:font-weight-complex="bold"/>
    </style:style>
    <style:style style:name="P6" style:family="paragraph" style:parent-style-name="Standard">
      <style:text-properties fo:font-weight="bold" officeooo:rsid="000547d9" officeooo:paragraph-rsid="000de735" style:font-weight-asian="bold" style:font-weight-complex="bold"/>
    </style:style>
    <style:style style:name="P7" style:family="paragraph" style:parent-style-name="Standard">
      <style:text-properties fo:font-weight="normal" officeooo:rsid="000de735" officeooo:paragraph-rsid="000de735" style:font-weight-asian="normal" style:font-weight-complex="normal"/>
    </style:style>
    <style:style style:name="P8" style:family="paragraph" style:parent-style-name="Standard">
      <style:text-properties fo:font-weight="normal" officeooo:rsid="000fbff9" officeooo:paragraph-rsid="000de735" style:font-weight-asian="normal" style:font-weight-complex="normal"/>
    </style:style>
    <style:style style:name="P9" style:family="paragraph" style:parent-style-name="Standard">
      <style:text-properties officeooo:rsid="000547d9" officeooo:paragraph-rsid="00225ef0"/>
    </style:style>
    <style:style style:name="P10" style:family="paragraph" style:parent-style-name="Standard">
      <style:text-properties officeooo:rsid="000547d9" officeooo:paragraph-rsid="0023f1c9"/>
    </style:style>
    <style:style style:name="P11" style:family="paragraph" style:parent-style-name="Standard">
      <style:text-properties officeooo:rsid="001094be" officeooo:paragraph-rsid="00225ef0"/>
    </style:style>
    <style:style style:name="P12" style:family="paragraph" style:parent-style-name="Standard">
      <style:text-properties fo:font-weight="bold" officeooo:rsid="00099dea" officeooo:paragraph-rsid="0023f1c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735" style:font-weight-asian="normal" style:font-weight-complex="normal"/>
    </style:style>
    <style:style style:name="T3" style:family="text">
      <style:text-properties fo:font-weight="normal" officeooo:rsid="000e6f10" style:font-weight-asian="normal" style:font-weight-complex="normal"/>
    </style:style>
    <style:style style:name="T4" style:family="text">
      <style:text-properties fo:font-weight="normal" officeooo:rsid="0010b09f" style:font-weight-asian="normal" style:font-weight-complex="normal"/>
    </style:style>
    <style:style style:name="T5" style:family="text">
      <style:text-properties fo:font-weight="normal" officeooo:rsid="001859b4" style:font-weight-asian="normal" style:font-weight-complex="normal"/>
    </style:style>
    <style:style style:name="T6" style:family="text">
      <style:text-properties fo:font-weight="normal" officeooo:rsid="0018f514" style:font-weight-asian="normal" style:font-weight-complex="normal"/>
    </style:style>
    <style:style style:name="T7" style:family="text">
      <style:text-properties fo:font-weight="normal" officeooo:rsid="001fa5c4" style:font-weight-asian="normal" style:font-weight-complex="normal"/>
    </style:style>
    <style:style style:name="T8" style:family="text">
      <style:text-properties fo:font-weight="normal" officeooo:rsid="00209816" style:font-weight-asian="normal" style:font-weight-complex="normal"/>
    </style:style>
    <style:style style:name="T9" style:family="text">
      <style:text-properties fo:font-weight="normal" officeooo:rsid="0023f1c9" style:font-weight-asian="normal" style:font-weight-complex="normal"/>
    </style:style>
    <style:style style:name="T10" style:family="text">
      <style:text-properties fo:font-weight="normal" officeooo:rsid="0025c5cd" style:font-weight-asian="normal" style:font-weight-complex="normal"/>
    </style:style>
    <style:style style:name="T11" style:family="text">
      <style:text-properties fo:font-weight="normal" officeooo:rsid="0026c7ae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b09f" style:font-weight-asian="bold" style:font-weight-complex="bold"/>
    </style:style>
    <style:style style:name="T14" style:family="text">
      <style:text-properties fo:font-weight="bold" officeooo:rsid="000de735" style:font-weight-asian="bold" style:font-weight-complex="bold"/>
    </style:style>
    <style:style style:name="T15" style:family="text">
      <style:text-properties fo:font-weight="bold" officeooo:rsid="001859b4" style:font-weight-asian="bold" style:font-weight-complex="bold"/>
    </style:style>
    <style:style style:name="T16" style:family="text">
      <style:text-properties fo:font-weight="bold" officeooo:rsid="001fa5c4" style:font-weight-asian="bold" style:font-weight-complex="bold"/>
    </style:style>
    <style:style style:name="T17" style:family="text">
      <style:text-properties fo:font-weight="bold" officeooo:rsid="00209816" style:font-weight-asian="bold" style:font-weight-complex="bold"/>
    </style:style>
    <style:style style:name="T18" style:family="text">
      <style:text-properties fo:font-weight="bold" officeooo:rsid="00225ef0" style:font-weight-asian="bold" style:font-weight-complex="bold"/>
    </style:style>
    <style:style style:name="T19" style:family="text">
      <style:text-properties fo:font-weight="bold" officeooo:rsid="000547d9" style:font-weight-asian="bold" style:font-weight-complex="bold"/>
    </style:style>
    <style:style style:name="T20" style:family="text">
      <style:text-properties fo:font-weight="bold" officeooo:rsid="0023f1c9" style:font-weight-asian="bold" style:font-weight-complex="bold"/>
    </style:style>
    <style:style style:name="T21" style:family="text">
      <style:text-properties officeooo:rsid="000de735"/>
    </style:style>
    <style:style style:name="T22" style:family="text">
      <style:text-properties officeooo:rsid="000e6f10"/>
    </style:style>
    <style:style style:name="T23" style:family="text">
      <style:text-properties officeooo:rsid="000fa7be"/>
    </style:style>
    <style:style style:name="T24" style:family="text">
      <style:text-properties officeooo:rsid="001094be"/>
    </style:style>
    <style:style style:name="T25" style:family="text">
      <style:text-properties officeooo:rsid="0012f9b2"/>
    </style:style>
    <style:style style:name="T26" style:family="text">
      <style:text-properties officeooo:rsid="001859b4"/>
    </style:style>
    <style:style style:name="T27" style:family="text">
      <style:text-properties officeooo:rsid="0018f514"/>
    </style:style>
    <style:style style:name="T28" style:family="text">
      <style:text-properties officeooo:rsid="00209816"/>
    </style:style>
    <style:style style:name="T29" style:family="text">
      <style:text-properties officeooo:rsid="000547d9"/>
    </style:style>
    <style:style style:name="T30" style:family="text">
      <style:text-properties officeooo:rsid="0023f1c9"/>
    </style:style>
    <style:style style:name="T31" style:family="text">
      <style:text-properties officeooo:rsid="0026c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lder: <text:span text:style-name="T21">Model</text:span></text:p>
      <text:p text:style-name="P4">Package: com.mds.app.<text:span text:style-name="T21">model</text:span></text:p>
      <text:p text:style-name="P3">Class: <text:span text:style-name="T21">P</text:span><text:span text:style-name="T26">rocuraP</text:span><text:span text:style-name="T28">rojeto</text:span><text:span text:style-name="T21">Model</text:span>.java</text:p>
      <text:p text:style-name="P1"/>
      <text:p text:style-name="P5">Package: </text:p>
      <text:p text:style-name="P5"><text:tab/>com.mds.app.<text:span text:style-name="T21">model</text:span>: <text:span text:style-name="T1">Package containing all the </text:span><text:span text:style-name="T2">model</text:span><text:span text:style-name="T1"> elements from the application</text:span></text:p>
      <text:p text:style-name="P5"/>
      <text:p text:style-name="P5">Imports:</text:p>
      <text:p text:style-name="P5"><text:tab/><text:span text:style-name="T2">There is no imports in this class.</text:span></text:p>
      <text:p text:style-name="P7"/>
      <text:p text:style-name="P1"><text:span text:style-name="T12">Class:</text:span> </text:p>
      <text:p text:style-name="P2"><text:tab/><text:span text:style-name="T14">P</text:span><text:span text:style-name="T15">rocuraP</text:span><text:span text:style-name="T17">rojeto</text:span><text:span text:style-name="T14">Model</text:span><text:span text:style-name="T12">: </text:span><text:span text:style-name="T5">It's a public abstract m</text:span><text:span text:style-name="T3">odel class for </text:span><text:span text:style-name="T2">P</text:span><text:span text:style-name="T5">rocuraP</text:span><text:span text:style-name="T8">rojeto</text:span><text:span text:style-name="T3">, </text:span><text:span text:style-name="T5">which means you can not instantiate an object.</text:span></text:p>
      <text:p text:style-name="P8"><text:tab/></text:p>
      <text:p text:style-name="P6">Variables:</text:p>
      <text:p text:style-name="P9"><text:tab/><text:span text:style-name="T18">ano</text:span><text:span text:style-name="T12">:</text:span> <text:span text:style-name="T22">It's a private </text:span><text:span text:style-name="T26">and static </text:span><text:span text:style-name="T22">String type variable to </text:span><text:span text:style-name="T25">store</text:span><text:span text:style-name="T22"> the </text:span><text:span text:style-name="T30">year</text:span><text:span text:style-name="T22"> </text:span><text:span text:style-name="T30">of the project</text:span><text:span text:style-name="T27"> you want to search</text:span><text:span text:style-name="T23">.</text:span><text:span text:style-name="T22"> </text:span><text:span text:style-name="T27">Since this variable is static, you do not need to instantiate an object to access it</text:span><text:span text:style-name="T24">.</text:span></text:p>
      <text:p text:style-name="P9"><text:span text:style-name="T24"><text:tab/></text:span><text:span text:style-name="T18">id</text:span><text:span text:style-name="T12">:</text:span> <text:span text:style-name="T22">It's a private </text:span><text:span text:style-name="T26">and static </text:span><text:span text:style-name="T22">String type variable to </text:span><text:span text:style-name="T25">store</text:span><text:span text:style-name="T22"> the </text:span><text:span text:style-name="T30">ID </text:span><text:span text:style-name="T22">of the </text:span><text:span text:style-name="T30">project</text:span><text:span text:style-name="T27"> you want to search</text:span><text:span text:style-name="T23">.</text:span><text:span text:style-name="T22"> </text:span><text:span text:style-name="T27">Since this variable is static, you do not need to instantiate an object to access it</text:span><text:span text:style-name="T24">.</text:span></text:p>
      <text:p text:style-name="P11"><text:tab/><text:span text:style-name="T18">sigla</text:span><text:span text:style-name="T19">:</text:span><text:span text:style-name="T29"> </text:span><text:span text:style-name="T22">It's a private </text:span><text:span text:style-name="T26">and static </text:span><text:span text:style-name="T22">String type variable to </text:span><text:span text:style-name="T25">store</text:span><text:span text:style-name="T22"> the </text:span><text:span text:style-name="T30">acronym</text:span><text:span text:style-name="T22"> of the </text:span><text:span text:style-name="T31">of the political party who emited the </text:span><text:span text:style-name="T30">project</text:span><text:span text:style-name="T27"> you want to search</text:span><text:span text:style-name="T23">.</text:span><text:span text:style-name="T22"> </text:span><text:span text:style-name="T27">Since this variable is static, you do not need to instantiate an object to access it</text:span>.</text:p>
      <text:p text:style-name="P9"><text:span text:style-name="T24"><text:tab/></text:span><text:span text:style-name="T18">dataInicio</text:span><text:span text:style-name="T12">:</text:span> <text:span text:style-name="T22">It's a private </text:span><text:span text:style-name="T26">and static </text:span><text:span text:style-name="T22">String type variable to </text:span><text:span text:style-name="T25">store</text:span><text:span text:style-name="T22"> the </text:span><text:span text:style-name="T31">emission</text:span><text:span text:style-name="T30"> date of the project</text:span><text:span text:style-name="T27"> you want to search</text:span><text:span text:style-name="T23">.</text:span><text:span text:style-name="T22"> </text:span><text:span text:style-name="T27">Since this variable is static, you do not need to instantiate an object to access it</text:span><text:span text:style-name="T24">.</text:span></text:p>
      <text:p text:style-name="P11"><text:tab/></text:p>
      <text:p text:style-name="P12">Methods:</text:p>
      <text:p text:style-name="P10"><text:tab/><text:span text:style-name="T13">get</text:span><text:span text:style-name="T20">Ano</text:span><text:span text:style-name="T13">():</text:span><text:span text:style-name="T4"> the public </text:span><text:span text:style-name="T6">and static</text:span><text:span text:style-name="T4"> access method to verify the variable “</text:span><text:span text:style-name="T9">ano</text:span><text:span text:style-name="T4">” of the String type. It returns the “</text:span><text:span text:style-name="T9">ano</text:span><text:span text:style-name="T4">” variable value of the </text:span><text:span text:style-name="T9">project</text:span><text:span text:style-name="T6"> you want to search</text:span><text:span text:style-name="T4">.</text:span></text:p>
      <text:p text:style-name="P10"><text:span text:style-name="T4"><text:tab/></text:span><text:span text:style-name="T13">set</text:span><text:span text:style-name="T20">Ano</text:span><text:span text:style-name="T13">(String </text:span><text:span text:style-name="T20">ano</text:span><text:span text:style-name="T13">):</text:span><text:span text:style-name="T4"> the public </text:span><text:span text:style-name="T6">and static </text:span><text:span text:style-name="T4">access method to modify the variable “</text:span><text:span text:style-name="T9">ano</text:span><text:span text:style-name="T4">” of the String type. It receives a String value as a parameter and stores it in the String variable “</text:span><text:span text:style-name="T9">ano</text:span><text:span text:style-name="T4">”. It's a void method, so it has no return.</text:span></text:p>
      <text:p text:style-name="P10"><text:tab/><text:span text:style-name="T13">get</text:span><text:span text:style-name="T20">Id</text:span><text:span text:style-name="T13">():</text:span><text:span text:style-name="T4"> the public </text:span><text:span text:style-name="T6">and static</text:span><text:span text:style-name="T4"> access method to verify the variable “</text:span><text:span text:style-name="T9">id</text:span><text:span text:style-name="T4">” of the String type. It returns the “</text:span><text:span text:style-name="T9">id</text:span><text:span text:style-name="T4">” variable value of the </text:span><text:span text:style-name="T9">project</text:span><text:span text:style-name="T6"> you want to search</text:span><text:span text:style-name="T4">.</text:span></text:p>
      <text:p text:style-name="P10"><text:span text:style-name="T4"><text:tab/></text:span><text:span text:style-name="T13">set</text:span><text:span text:style-name="T20">Id</text:span><text:span text:style-name="T13">(String </text:span><text:span text:style-name="T20">id</text:span><text:span text:style-name="T13">):</text:span><text:span text:style-name="T4"> the public </text:span><text:span text:style-name="T6">and static </text:span><text:span text:style-name="T4">access method to modify the variable “</text:span><text:span text:style-name="T9">id</text:span><text:span text:style-name="T4">” of the String type. It receives a String value as a parameter and stores it in the String variable “</text:span><text:span text:style-name="T9">id</text:span><text:span text:style-name="T4">”. It's a void method, so it has no return.</text:span></text:p>
      <text:p text:style-name="P10"><text:tab/><text:span text:style-name="T13">get</text:span><text:span text:style-name="T16">Sigla</text:span><text:span text:style-name="T13">():</text:span><text:span text:style-name="T4"> the public </text:span><text:span text:style-name="T6">and static</text:span><text:span text:style-name="T4"> access method to verify the variable “</text:span><text:span text:style-name="T7">sigla</text:span><text:span text:style-name="T4">” of the String type. It returns the “</text:span><text:span text:style-name="T7">sigla</text:span><text:span text:style-name="T4">” variable value of </text:span><text:span text:style-name="T11">political party who emited </text:span><text:span text:style-name="T4">the </text:span><text:span text:style-name="T9">project</text:span><text:span text:style-name="T6"> you want to search</text:span><text:span text:style-name="T4">.</text:span></text:p>
      <text:p text:style-name="P10"><text:span text:style-name="T4"><text:tab/></text:span><text:span text:style-name="T13">set</text:span><text:span text:style-name="T16">Sigla</text:span><text:span text:style-name="T13">(String </text:span><text:span text:style-name="T16">sigla</text:span><text:span text:style-name="T13">):</text:span><text:span text:style-name="T4"> the public </text:span><text:span text:style-name="T6">and static </text:span><text:span text:style-name="T4">access method to modify the variable “</text:span><text:span text:style-name="T7">sigla</text:span><text:span text:style-name="T4">” of the String type. It receives a String value as a parameter and stores it in the String variable “</text:span><text:span text:style-name="T7">sigla</text:span><text:span text:style-name="T4">”. It's a void method, so it has no return.</text:span></text:p>
      <text:p text:style-name="P10"><text:tab/><text:span text:style-name="T20">g</text:span><text:span text:style-name="T13">et</text:span><text:span text:style-name="T20">DataInicio</text:span><text:span text:style-name="T13">():</text:span><text:span text:style-name="T4"> the public </text:span><text:span text:style-name="T6">and static</text:span><text:span text:style-name="T4"> access method to verify the variable “</text:span><text:span text:style-name="T10">dataInicio</text:span><text:span text:style-name="T4">” of the String type. It returns the “</text:span><text:span text:style-name="T10">dataInicio</text:span><text:span text:style-name="T4">” variable value of the </text:span><text:span text:style-name="T11">emission</text:span><text:span text:style-name="T10"> date of the project</text:span><text:span text:style-name="T6"> you want to search</text:span><text:span text:style-name="T4">.</text:span></text:p>
      <text:p text:style-name="P10"><text:span text:style-name="T4"><text:tab/></text:span><text:span text:style-name="T13">set</text:span><text:span text:style-name="T20">DataInicio</text:span><text:span text:style-name="T13">(String </text:span><text:span text:style-name="T20">dataInicio</text:span><text:span text:style-name="T13">):</text:span><text:span text:style-name="T4"> the public </text:span><text:span text:style-name="T6">and static </text:span><text:span text:style-name="T4">access method to modify the variable “</text:span><text:span text:style-name="T10">dataInicio</text:span><text:span text:style-name="T4">” of the String type. It receives a String value as a parameter and stores it in the String variable “</text:span><text:span text:style-name="T10">dataInicio</text:span><text:span text:style-name="T4">”. It's a void method, so it has no retu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4-10T12:15:42</meta:creation-date>
    <dc:date>2014-04-14T00:17:26</dc:date>
    <dc:creator>Luciano </dc:creator>
    <meta:editing-duration>PT1H50M55S</meta:editing-duration>
    <meta:editing-cycles>23</meta:editing-cycles>
    <meta:generator>LibreOffice/3.6$Linux_X86_64 LibreOffice_project/360m1$Build-2</meta:generator>
    <meta:document-statistic meta:table-count="0" meta:image-count="0" meta:object-count="0" meta:page-count="1" meta:paragraph-count="25" meta:word-count="489" meta:character-count="2870" meta:non-whitespace-character-count="2385"/>
  </office:meta>
</office:document-meta>
</file>